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9000001DDA5280B360C9B9EB2.png" manifest:media-type="image/png"/>
  <manifest:file-entry manifest:full-path="Pictures/10000201000001FE0000019F22E9C976BBDE0725.png" manifest:media-type="image/png"/>
  <manifest:file-entry manifest:full-path="Pictures/10000201000001940000018A8FABD56FC10C3925.png" manifest:media-type="image/png"/>
  <manifest:file-entry manifest:full-path="Pictures/1000000000000020000000204B249CA79A42C6D7.png" manifest:media-type="image/png"/>
  <manifest:file-entry manifest:full-path="Pictures/1000020100000196000001760F7E4AAD4FB960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color="#3465a4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77cm" svg:height="2.742cm" svg:x="1.823cm" svg:y="12.658cm">
          <draw:image xlink:href="Pictures/1000020100000196000001760F7E4AAD4FB96053.png" xlink:type="simple" xlink:show="embed" xlink:actuate="onLoad" loext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Absolute</text:p>
            <text:p text:style-name="P1"><text:s/>encoder</text:p>
          </draw:image>
        </draw:frame>
        <draw:frame draw:style-name="gr1" draw:text-style-name="P1" draw:layer="layout" svg:width="2.977cm" svg:height="2.742cm" svg:x="5.823cm" svg:y="12.8cm">
          <draw:image xlink:href="Pictures/1000020100000196000001760F7E4AAD4FB96053.png" xlink:type="simple" xlink:show="embed" xlink:actuate="onLoad" loext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Incremental </text:p>
            <text:p text:style-name="P1">encoder</text:p>
          </draw:image>
        </draw:frame>
        <draw:frame draw:style-name="gr2" draw:text-style-name="P1" draw:layer="layout" svg:width="3.076cm" svg:height="3cm" svg:x="1.924cm" svg:y="6cm">
          <draw:image xlink:href="Pictures/10000201000001940000018A8FABD56FC10C3925.png" xlink:type="simple" xlink:show="embed" xlink:actuate="onLoad" loext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Motor</text:p>
          </draw:image>
        </draw:frame>
        <draw:g>
          <draw:frame draw:style-name="gr2" draw:text-style-name="P1" draw:layer="layout" svg:width="2.348cm" svg:height="1.91cm" svg:x="2.052cm" svg:y="1.3cm">
            <draw:image xlink:href="Pictures/10000201000001FE0000019F22E9C976BBDE0725.png" xlink:type="simple" xlink:show="embed" xlink:actuate="onLoad" loext:mime-type="image/png">
              <text:p text:style-name="P1"/>
            </draw:image>
          </draw:frame>
          <draw:frame draw:style-name="gr2" draw:text-style-name="P1" draw:layer="layout" svg:width="2.348cm" svg:height="1.91cm" svg:x="3.552cm" svg:y="1.5cm">
            <draw:image xlink:href="Pictures/10000201000001FE0000019F22E9C976BBDE0725.png" xlink:type="simple" xlink:show="embed" xlink:actuate="onLoad" loext:mime-type="image/png">
              <text:p text:style-name="P1"/>
              <text:p text:style-name="P1"/>
              <text:p text:style-name="P1"/>
              <text:p text:style-name="P1"/>
              <text:p text:style-name="P1"/>
              <text:p text:style-name="P1">NTC X2 </text:p>
              <text:p text:style-name="P1">temperatura sensor</text:p>
            </draw:image>
          </draw:frame>
        </draw:g>
        <draw:g>
          <draw:frame draw:style-name="gr2" draw:text-style-name="P1" draw:layer="layout" svg:width="3.956cm" svg:height="3.737cm" svg:x="10.4cm" svg:y="5.763cm">
            <draw:image xlink:href="Pictures/10000201000001F9000001DDA5280B360C9B9EB2.png" xlink:type="simple" xlink:show="embed" xlink:actuate="onLoad" loext:mime-type="image/png"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>1-WIRE X10</text:p>
              <text:p text:style-name="P1">temperature </text:p>
              <text:p text:style-name="P1">sensor network</text:p>
            </draw:image>
          </draw:frame>
          <draw:frame draw:style-name="gr3" draw:text-style-name="P1" draw:layer="layout" svg:width="2.856cm" svg:height="2.698cm" svg:x="10.056cm" svg:y="6.402cm">
            <draw:image xlink:href="Pictures/10000201000001F9000001DDA5280B360C9B9EB2.png" xlink:type="simple" xlink:show="embed" xlink:actuate="onLoad" loext:mime-type="image/png">
              <text:p/>
            </draw:image>
          </draw:frame>
          <draw:frame draw:style-name="gr3" draw:text-style-name="P1" draw:layer="layout" svg:width="2.856cm" svg:height="2.698cm" svg:x="8.5cm" svg:y="6.804cm">
            <draw:image xlink:href="Pictures/10000201000001F9000001DDA5280B360C9B9EB2.png" xlink:type="simple" xlink:show="embed" xlink:actuate="onLoad" loext:mime-type="image/png">
              <text:p/>
            </draw:image>
          </draw:frame>
          <draw:frame draw:style-name="gr3" draw:text-style-name="P1" draw:layer="layout" svg:width="2.856cm" svg:height="2.698cm" svg:x="7.2cm" svg:y="7.102cm">
            <draw:image xlink:href="Pictures/10000201000001F9000001DDA5280B360C9B9EB2.png" xlink:type="simple" xlink:show="embed" xlink:actuate="onLoad" loext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729fcf" draw:fill-gradient-name="Gradient_20_2" draw:fill-hatch-name="Hatching_20_1" draw:fill-image-name="Bitmap_20_1" draw:auto-grow-width="fals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31T04:48:48.348089390</meta:creation-date>
    <dc:date>2020-01-31T05:42:32.501007873</dc:date>
    <meta:editing-duration>PT23M12S</meta:editing-duration>
    <meta:editing-cycles>2</meta:editing-cycles>
    <meta:generator>LibreOffice/6.1.5.2$Linux_X86_64 LibreOffice_project/10$Build-2</meta:generator>
    <meta:document-statistic meta:object-count="11"/>
  </office:meta>
</office:document-meta>
</file>